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/>
      <text:p text:style-name="Standard"/>
      <text:p text:style-name="Standard">CRUD User's and Persons (this seems like something the admin page does just fine)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Standard"/>
      <text:p text:style-name="Standard"/>
      <text:p text:style-name="P2">ROOMS_MASTER</text:p>
      <text:p text:style-name="Standard"/>
      <text:p text:style-name="Standard">need to update the delete and create to redirect like edit availability does</text:p>
      <text:p text:style-name="Standard">needs editing for occupation events and proper redirects</text:p>
      <text:p text:style-name="Standard"/>
      <text:p text:style-name="Standard">need to figure out how to get and display ownerless rooms</text:p>
      <text:p text:style-name="Standard"/>
      <text:p text:style-name="Standard">I Dont Think My_Room is Updated to Work With edit_availability......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Model Thoughts ===</text:p>
      <text:p text:style-name="Standard"><text:tab/>Building / Section / Room</text:p>
      <text:p text:style-name="Standard"><text:tab/><text:tab/>Building deletion should cascade, deleting section, deleting rooms</text:p>
      <text:p text:style-name="Standard"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tab/><text:tab/></text:p>
      <text:p text:style-name="Standard"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5T21:09:19.78</dc:date>
    <dc:creator>Trevor Pierson</dc:creator>
    <meta:editing-duration>P1DT13H21M24S</meta:editing-duration>
    <meta:editing-cycles>11</meta:editing-cycles>
    <meta:generator>OpenOffice/4.1.13$Win32 OpenOffice.org_project/4113m1$Build-9810</meta:generator>
    <meta:document-statistic meta:table-count="0" meta:image-count="0" meta:object-count="0" meta:page-count="2" meta:paragraph-count="42" meta:word-count="331" meta:character-count="1892"/>
  </office:meta>
</office:document-meta>
</file>